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 style:shadow="none"/>
      <style:text-properties fo:font-size="11pt" officeooo:rsid="001976d3" officeooo:paragraph-rsid="0000c4dd" style:font-size-asian="11pt" style:font-size-complex="11pt"/>
    </style:style>
    <style:style style:name="P2" style:family="paragraph" style:parent-style-name="Text_20_body">
      <style:paragraph-properties fo:line-height="150%" fo:text-align="justify" style:justify-single-word="false" style:shadow="none"/>
      <style:text-properties fo:font-size="11pt" officeooo:rsid="001976d3" officeooo:paragraph-rsid="0000c4dd" style:font-size-asian="11pt" style:font-size-complex="11pt"/>
    </style:style>
    <style:style style:name="P3" style:family="paragraph" style:parent-style-name="Text_20_body">
      <style:paragraph-properties fo:line-height="150%" fo:text-align="end" style:justify-single-word="false" style:shadow="none"/>
      <style:text-properties fo:font-size="11pt" officeooo:rsid="000220c8" officeooo:paragraph-rsid="000220c8" style:font-size-asian="11pt" style:font-size-complex="11pt"/>
    </style:style>
    <style:style style:name="P4" style:family="paragraph" style:parent-style-name="Text_20_body">
      <style:paragraph-properties fo:line-height="150%" fo:text-align="end" style:justify-single-word="false" style:shadow="none" style:writing-mode="rl-tb"/>
      <style:text-properties fo:font-size="11pt" officeooo:rsid="001976d3" officeooo:paragraph-rsid="0000c4dd" style:font-size-asian="11pt" style:font-size-complex="11pt"/>
    </style:style>
    <style:style style:name="P5" style:family="paragraph" style:parent-style-name="Standard">
      <style:text-properties fo:font-weight="bold" officeooo:rsid="0000c4dd" officeooo:paragraph-rsid="0000c4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0c4dd" officeooo:paragraph-rsid="0000c4dd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0c4dd" officeooo:paragraph-rsid="0000c4d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22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ôle de cours</text:p>
      <text:p text:style-name="P5"/>
      <text:p text:style-name="P5">(01) Le système de temps du « présent » ou du « discours » est organisé autour de trois temps : ( <text:s text:c="2"/>/ 1 point)</text:p>
      <text:p text:style-name="P5"/>
      <text:p text:style-name="P5"><text:tab/>le _____________________ le présent et le futur</text:p>
      <text:p text:style-name="P5"/>
      <text:p text:style-name="P5"/>
      <text:p text:style-name="P5">(02) Citer trois exemples de conjonctions de coordination ( <text:s text:c="2"/>/ 3 points)</text:p>
      <text:p text:style-name="P5"/>
      <text:p text:style-name="P5"/>
      <text:p text:style-name="P5"/>
      <text:p text:style-name="P5"/>
      <text:p text:style-name="P5">(03) Citer trois exemples de verbes ( <text:s text:c="2"/>/ 3 points)</text:p>
      <text:p text:style-name="P5"/>
      <text:p text:style-name="P5"/>
      <text:p text:style-name="P5"/>
      <text:p text:style-name="P5"/>
      <text:p text:style-name="P5"/>
      <text:p text:style-name="P5">(04) Citer trois exemples de pronoms ( <text:s text:c="2"/>/ 3 points)</text:p>
      <text:p text:style-name="P5"/>
      <text:p text:style-name="P5"/>
      <text:p text:style-name="P5"/>
      <text:p text:style-name="P5"/>
      <text:p text:style-name="P5"/>
      <text:p text:style-name="P5">(05) Citer un exemple de conjonction de subordination ( <text:s text:c="2"/>/ 1 point)</text:p>
      <text:p text:style-name="P5"/>
      <text:p text:style-name="P5"/>
      <text:p text:style-name="P5"/>
      <text:p text:style-name="P6">(06) Pendant un cours, l’enseignant d’anglais vous dit que dans la phrase « The color is pink », « the » est un déterminant article défini à traduire ici par un déterminant démonstratif.</text:p>
      <text:p text:style-name="P5">Traduire cette phrase. <text:s text:c="3"/>( <text:s text:c="2"/>/ 3 points)</text:p>
      <text:p text:style-name="P5"/>
      <text:p text:style-name="P5"/>
      <text:p text:style-name="P5"/>
      <text:p text:style-name="P5"/>
      <text:p text:style-name="P5">(07) Le mot latin <text:span text:style-name="T1">homo</text:span> (= «un homme») a donné en français un pronom personnel, lequel ? ( <text:s text:c="2"/>/ 2 points)</text:p>
      <text:p text:style-name="P5"/>
      <text:p text:style-name="P5"/>
      <text:p text:style-name="P5">(08) Donnez la nature grammaticale des mots en gras ( <text:s text:c="3"/>/ 4 points)</text:p>
      <text:p text:style-name="P5"/>
      <text:p text:style-name="P4"><text:tab/>Pendant les vacances, je fais rien... rien. Je ne veux rien faire. Je ne savais pas où aller. Comme</text:p>
      <text:p text:style-name="P2">j'avais entendu dire : A quand les vacances ? A <text:span text:style-name="T2">quand</text:span> les vacances ? Je me dis : « bon ! Je vais aller</text:p>
      <text:p text:style-name="P1">à Caen. Et puis <text:span text:style-name="T2">Caen</text:span>, ça tombait <text:span text:style-name="T2">bien</text:span>, je n'avais rien à y faire. Je boucle la valise, je vais <text:span text:style-name="T2">pour</text:span></text:p>
      <text:p text:style-name="P1">prendre le car, je demande à l'employé <text:span text:style-name="T3">[…] </text:span></text:p>
      <text:p text:style-name="P3">D’après Raymond De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7:26:20.301750215</meta:creation-date>
    <dc:date>2020-12-08T07:41:48.742234305</dc:date>
    <meta:editing-duration>PT2M50S</meta:editing-duration>
    <meta:editing-cycles>3</meta:editing-cycles>
    <meta:generator>LibreOffice/6.0.7.3$Linux_X86_64 LibreOffice_project/00m0$Build-3</meta:generator>
    <meta:print-date>2020-12-08T07:41:01.943922955</meta:print-date>
    <meta:document-statistic meta:table-count="0" meta:image-count="0" meta:object-count="0" meta:page-count="1" meta:paragraph-count="16" meta:word-count="228" meta:character-count="1182" meta:non-whitespace-character-count="947"/>
  </office:meta>
</office:document-meta>
</file>